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5.9pt"/>
    </style:style>
    <style:style style:name="co2" style:family="table-column">
      <style:table-column-properties fo:break-before="auto" style:column-width="103.95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99.44pt"/>
    </style:style>
    <style:style style:name="co5" style:family="table-column">
      <style:table-column-properties fo:break-before="auto" style:column-width="90.45pt"/>
    </style:style>
    <style:style style:name="co6" style:family="table-column">
      <style:table-column-properties fo:break-before="auto" style:column-width="83.96pt"/>
    </style:style>
    <style:style style:name="co7" style:family="table-column">
      <style:table-column-properties fo:break-before="auto" style:column-width="96.4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99pt" fo:break-before="auto" style:use-optimal-row-height="true"/>
    </style:style>
    <style:style style:name="ro3" style:family="table-row">
      <style:table-row-properties style:row-height="33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Special</text:p>
          </table:table-cell>
          <table:table-cell table:style-name="Default" office:value-type="string" calcext:value-type="string">
            <text:p>geom+val, geom</text:p>
          </table:table-cell>
          <table:table-cell table:style-name="Default" office:value-type="string" calcext:value-type="string">
            <text:p>convert geometry</text:p>
          </table:table-cell>
          <table:table-cell office:value-type="string" calcext:value-type="string">
            <text:p>construct geometry</text:p>
          </table:table-cell>
          <table:table-cell office:value-type="string" calcext:value-type="string">
            <text:p>1 geometry geom</text:p>
          </table:table-cell>
          <table:table-cell office:value-type="string" calcext:value-type="string">
            <text:p>2 geom value</text:p>
          </table:table-cell>
          <table:table-cell office:value-type="string" calcext:value-type="string">
            <text:p>2 geometries geom</text:p>
          </table:table-cell>
          <table:table-cell table:style-name="Default" office:value-type="string" calcext:value-type="string">
            <text:p>2 geometries bool</text:p>
          </table:table-cell>
          <table:table-cell office:value-type="string" calcext:value-type="string">
            <text:p>1 geometry bool</text:p>
          </table:table-cell>
          <table:table-cell office:value-type="string" calcext:value-type="string">
            <text:p>1 geometry value</text:p>
          </table:table-cell>
          <table:table-cell/>
        </table:table-row>
        <table:table-row table:style-name="ro2">
          <table:table-cell office:value-type="string" calcext:value-type="string">
            <text:p>ST_Relate</text:p>
          </table:table-cell>
          <table:table-cell office:value-type="string" calcext:value-type="string">
            <text:p>two geometries + val, bool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ST_Buffer_Strategy</text:p>
          </table:table-cell>
          <table:table-cell office:value-type="string" calcext:value-type="string">
            <text:p>Used to set end and buffer types for current connec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ometryN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iorRingN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intN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_Buffer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_GeometryN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_InteriorRingN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_PointN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_Simplify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Bina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Tex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WKB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WK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_AsBina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_AsGeoJS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_AsTex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_AsWKB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_AsWK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_GeoHas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omColl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mColl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metryCollecti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metryCollection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metryCollection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metry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metry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m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m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e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e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eString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eString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eString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ine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ine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Point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Point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Poly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Poly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LineString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LineString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LineString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Poin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Point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Point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Polyg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Polygon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Polygon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in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int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int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y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y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yg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ygon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ygon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GeomColl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GeomColl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GeometryCollection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GeometryCollection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Geometry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Geometry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GeomFromGeoJS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Geom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Geom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Line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Line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LineString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LineString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PointFromGeoHash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Point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Point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Poly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Poly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Polygon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Polygon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undary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oi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vexHull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Poi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velop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eriorRin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intOnSurfac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_Boundary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_Centroi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_ConvexHull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_EndPoi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_Envelop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_ExteriorRin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_PointOnSurfac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_StartPoi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_Validat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Poi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_Distance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stanc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_SymDifference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_Union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_Intersection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ain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joint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l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RContain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RCoveredBy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RDisjoint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REqual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REqual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RIntersect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ROverlap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RTouch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RWithin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lap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_Contain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_Cross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_Differenc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_Dimension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_Disjoint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_Equal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_Intersect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_Overlap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_Touch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_Within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uch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in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Closed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Empty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ing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imple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_IsClosed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_IsEmpty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_IsRing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_IsSimple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_IsValid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imension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eometryType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Length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umGeometries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umInteriorRings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umPoints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RID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Area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Distance_Sphere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GeometryType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Length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NumPoints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SRID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NumGeometries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NumInteriorRings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Y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LatFromGeoHash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LongFromGeoHash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  <table:sort-by table:field-number="2" table:data-type="automatic"/>
            <table:sort-by table:field-number="3" table:data-type="automatic"/>
            <table:sort-by table:field-number="4" table:data-type="automatic"/>
            <table:sort-by table:field-number="5" table:data-type="automatic"/>
            <table:sort-by table:field-number="6" table:data-type="automatic"/>
            <table:sort-by table:field-number="7" table:data-type="automatic"/>
            <table:sort-by table:field-number="8" table:data-type="automatic"/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09:34:20.02086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9:37:19.261274000</meta:creation-date>
    <dc:date>2016-07-20T10:09:07.700157000</dc:date>
    <meta:editing-duration>PT19M16S</meta:editing-duration>
    <meta:editing-cycles>2</meta:editing-cycles>
    <meta:generator>LibreOffice/4.4.4.3$MacOSX_X86_64 LibreOffice_project/2c39ebcf046445232b798108aa8a7e7d89552ea8</meta:generator>
    <meta:document-statistic meta:table-count="1" meta:cell-count="326" meta:object-count="0"/>
  </office:meta>
</office:document-meta>
</file>